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="" draw:marker-start-width="0.517cm" draw:marker-end="" draw:marker-end-width="0.517cm" svg:stroke-linecap="round" draw:fill="none" draw:fill-color="#729fcf" draw:opacity="100%" draw:textarea-horizontal-align="justify" draw:textarea-vertical-align="middle" draw:auto-grow-height="false" fo:min-height="1.128cm" fo:min-width="1.989cm" fo:padding-top="0.23cm" fo:padding-bottom="0.23cm" fo:padding-left="0.355cm" fo:padding-right="0.355cm"/>
    </style:style>
    <style:style style:name="gr2" style:family="graphic" style:parent-style-name="objectwithoutfill">
      <style:graphic-properties svg:stroke-width="0.212cm" svg:stroke-color="#000000" draw:marker-start="" draw:marker-start-width="0.518cm" draw:marker-end="" draw:marker-end-width="0.518cm" draw:stroke-linejoin="round" svg:stroke-linecap="round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000000" draw:marker-start="" draw:marker-start-width="0.517cm" draw:marker-end="" draw:marker-end-width="0.517cm" draw:stroke-linejoin="round" svg:stroke-linecap="round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="none" draw:fill-color="#729fc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397cm" svg:height="4.762cm" svg:x="6.08cm" svg:y="3.2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8.784cm" svg:y1="3.376cm" svg:x2="8.771cm" svg:y2="9.09cm">
          <text:p/>
        </draw:line>
        <draw:line draw:style-name="gr2" draw:text-style-name="P2" draw:layer="layout" svg:x1="9.752cm" svg:y1="6.973cm" svg:x2="7.717cm" svg:y2="6.973cm">
          <text:p/>
        </draw:line>
        <draw:line draw:style-name="gr2" draw:text-style-name="P2" draw:layer="layout" svg:x1="9.23cm" svg:y1="5.071cm" svg:x2="8.323cm" svg:y2="5.071cm">
          <text:p/>
        </draw:line>
        <draw:line draw:style-name="gr3" draw:text-style-name="P2" draw:layer="layout" svg:x1="9.451cm" svg:y1="6.021cm" svg:x2="8.091cm" svg:y2="6.02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6T07:38:29.257877329</meta:creation-date>
    <dc:date>2021-08-20T05:45:51.073473195</dc:date>
    <meta:editing-duration>PT14M59S</meta:editing-duration>
    <meta:editing-cycles>2</meta:editing-cycles>
    <meta:generator>LibreOffice/7.1.5.2$Linux_X86_64 LibreOffice_project/10$Build-2</meta:generator>
    <meta:document-statistic meta:object-count="5"/>
  </office:meta>
</office:document-meta>
</file>